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T186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<text:tab/><text:tab/><text:tab/><text:tab/><text:tab/></text:p>
      <text:p text:style-name="P3"/>
      <text:p text:style-name="P4">C FILE :</text:p>
      <text:p text:style-name="P5"/>
      <text:p text:style-name="P6"/>
      <text:p text:style-name="P7">#include&lt;stdio.h&gt;</text:p>
      <text:p text:style-name="P8">#include&lt;string.h&gt;</text:p>
      <text:p text:style-name="P9">#include&lt;ctype.h&gt;</text:p>
      <text:p text:style-name="P10"/>
      <text:p text:style-name="P11">void input();</text:p>
      <text:p text:style-name="P12">void output();</text:p>
      <text:p text:style-name="P13">void change(int p,int q,char *res);</text:p>
      <text:p text:style-name="P14">void constant();</text:p>
      <text:p text:style-name="P15">void expression();</text:p>
      <text:p text:style-name="P16"/>
      <text:p text:style-name="P17">struct expr</text:p>
      <text:p text:style-name="P18">{</text:p>
      <text:p text:style-name="P19"><text:s text:c="2"/>char op[2],op1[5],op2[5],res[5];</text:p>
      <text:p text:style-name="P20"><text:s text:c="2"/>int flag;</text:p>
      <text:p text:style-name="P21">}arr[10];</text:p>
      <text:p text:style-name="P22"/>
      <text:p text:style-name="P23">int n;</text:p>
      <text:p text:style-name="P24"/>
      <text:p text:style-name="P25">int main()</text:p>
      <text:p text:style-name="P26">{</text:p>
      <text:p text:style-name="P27"><text:s text:c="2"/>int ch=0;</text:p>
      <text:p text:style-name="P28"><text:s text:c="2"/>input();</text:p>
      <text:p text:style-name="P29"><text:s text:c="2"/>constant();</text:p>
      <text:p text:style-name="P30"><text:s text:c="2"/>expression();</text:p>
      <text:p text:style-name="P31"><text:s text:c="2"/>output();</text:p>
      <text:p text:style-name="P32">}</text:p>
      <text:p text:style-name="P33"/>
      <text:p text:style-name="P34"/>
      <text:p text:style-name="P35">void input()</text:p>
      <text:p text:style-name="P36">{</text:p>
      <text:p text:style-name="P37"><text:s text:c="2"/>int i;</text:p>
      <text:p text:style-name="P38"><text:s text:c="2"/>printf("\n\nEnter the maximum number of <text:s/>expressions : ");</text:p>
      <text:p text:style-name="P39"><text:s text:c="2"/>scanf("%d",&amp;n);</text:p>
      <text:p text:style-name="P40"><text:s text:c="2"/>printf("\nEnter the input : \n");</text:p>
      <text:p text:style-name="P41"><text:s text:c="2"/>for(i=0;i&lt;n;i++)</text:p>
      <text:p text:style-name="P42"><text:s text:c="2"/>{</text:p>
      <text:soft-page-break/>
      <text:p text:style-name="P43"><text:s text:c="4"/>scanf("%s",arr[i].op);</text:p>
      <text:p text:style-name="P44"><text:s text:c="4"/>scanf("%s",arr[i].op1);</text:p>
      <text:p text:style-name="P45"><text:s text:c="4"/>scanf("%s",arr[i].op2);</text:p>
      <text:p text:style-name="P46"><text:s text:c="4"/>scanf("%s",arr[i].res);</text:p>
      <text:p text:style-name="P47"><text:s text:c="4"/>arr[i].flag=0;</text:p>
      <text:p text:style-name="P48"><text:s text:c="2"/>}</text:p>
      <text:p text:style-name="P49">}</text:p>
      <text:p text:style-name="P50"/>
      <text:p text:style-name="P51"/>
      <text:p text:style-name="P52">void constant()</text:p>
      <text:p text:style-name="P53">{</text:p>
      <text:p text:style-name="P54"><text:s text:c="2"/>int i;</text:p>
      <text:p text:style-name="P55"><text:s text:c="2"/>int op1,op2,res;</text:p>
      <text:p text:style-name="P56"><text:s text:c="2"/>char op,res1[5];</text:p>
      <text:p text:style-name="P57"><text:s text:c="2"/>for(i=0;i&lt;n;i++)</text:p>
      <text:p text:style-name="P58"><text:s text:c="2"/>{</text:p>
      <text:p text:style-name="P59"><text:s text:c="4"/>if(isdigit(arr[i].op1[0]) &amp;&amp; isdigit(arr[i].op2[0])) //if both digits, store them in variables</text:p>
      <text:p text:style-name="P60"><text:s text:c="4"/>{</text:p>
      <text:p text:style-name="P61"><text:s text:c="6"/>op1=atoi(arr[i].op1);</text:p>
      <text:p text:style-name="P62"><text:s text:c="6"/>op2=atoi(arr[i].op2);</text:p>
      <text:p text:style-name="P63"><text:s text:c="6"/>op=arr[i].op[0];</text:p>
      <text:p text:style-name="P64"><text:s text:c="6"/>switch(op)</text:p>
      <text:p text:style-name="P65"><text:s text:c="6"/>{</text:p>
      <text:p text:style-name="P66"><text:s text:c="8"/>case '+':</text:p>
      <text:p text:style-name="P67"><text:s text:c="10"/>res=op1+op2;</text:p>
      <text:p text:style-name="P68"><text:s text:c="10"/>break;</text:p>
      <text:p text:style-name="P69"/>
      <text:p text:style-name="P70"><text:s text:c="8"/>case '-':</text:p>
      <text:p text:style-name="P71"><text:s text:c="10"/>res=op1-op2;</text:p>
      <text:p text:style-name="P72"><text:s text:c="10"/>break;</text:p>
      <text:p text:style-name="P73"/>
      <text:p text:style-name="P74"><text:s text:c="8"/>case '*':</text:p>
      <text:p text:style-name="P75"><text:s text:c="10"/>res=op1*op2;</text:p>
      <text:p text:style-name="P76"><text:s text:c="10"/>break;</text:p>
      <text:p text:style-name="P77"/>
      <text:p text:style-name="P78"><text:s text:c="8"/>case '/':</text:p>
      <text:soft-page-break/>
      <text:p text:style-name="P79"><text:s text:c="10"/>res=op1/op2;</text:p>
      <text:p text:style-name="P80"><text:s text:c="10"/>break;</text:p>
      <text:p text:style-name="P81"><text:s text:c="6"/>}</text:p>
      <text:p text:style-name="P82"><text:s text:c="6"/>sprintf(res1,"%d",res); <text:s text:c="29"/></text:p>
      <text:p text:style-name="P83"><text:s text:c="6"/>arr[i].flag=1; //eliminate expr and replace any operand below that uses result of this expr</text:p>
      <text:p text:style-name="P84"/>
      <text:p text:style-name="P85"><text:s text:c="6"/>change(i,i,res1);</text:p>
      <text:p text:style-name="P86"><text:s text:c="4"/>}</text:p>
      <text:p text:style-name="P87"><text:s text:c="2"/>}</text:p>
      <text:p text:style-name="P88">}</text:p>
      <text:p text:style-name="P89"/>
      <text:p text:style-name="P90"/>
      <text:p text:style-name="P91">void expression()</text:p>
      <text:p text:style-name="P92">{</text:p>
      <text:p text:style-name="P93"><text:s text:c="2"/>int i,j;</text:p>
      <text:p text:style-name="P94"><text:s text:c="2"/>for(i=0;i&lt;n;i++)</text:p>
      <text:p text:style-name="P95"><text:s text:c="2"/>{</text:p>
      <text:p text:style-name="P96"><text:s text:c="4"/>for(j=i+1;j&lt;n;j++)</text:p>
      <text:p text:style-name="P97"><text:s text:c="4"/>{</text:p>
      <text:p text:style-name="P98"><text:s text:c="6"/>if(strcmp(arr[i].op,arr[j].op)==0) //if operators are same</text:p>
      <text:p text:style-name="P99"><text:s text:c="6"/>{</text:p>
      <text:p text:style-name="P100"><text:s text:c="8"/>if(strcmp(arr[i].op,"+")==0||strcmp(arr[i].op,"*")==0) //order doesn't matter if operators are + or *</text:p>
      <text:p text:style-name="P101"><text:s text:c="8"/>{</text:p>
      <text:p text:style-name="P102"><text:s text:c="10"/>if(strcmp(arr[i].op1,arr[j].op1)==0&amp;&amp;strcmp(arr[i].op2,arr[j].op2)==0 || strcmp(arr[i].op1,arr[j].op2)==0&amp;&amp;strcmp(arr[i].op2,arr[j].op1)==0) <text:s/></text:p>
      <text:p text:style-name="P103"><text:s text:c="10"/>{</text:p>
      <text:p text:style-name="P104"><text:s text:c="12"/>arr[j].flag=1; //does't print</text:p>
      <text:p text:style-name="P105"><text:s text:c="12"/>change(i,j,NULL); //change any operand below that uses result of this expression</text:p>
      <text:p text:style-name="P106"><text:s text:c="9"/><text:s/>}</text:p>
      <text:p text:style-name="P107"><text:s text:c="8"/>}</text:p>
      <text:p text:style-name="P108"><text:s text:c="8"/></text:p>
      <text:p text:style-name="P109"><text:s text:c="8"/>else <text:s text:c="18"/></text:p>
      <text:p text:style-name="P110"><text:s text:c="8"/>{</text:p>
      <text:p text:style-name="P111"><text:s text:c="10"/>if(strcmp(arr[i].op1,arr[j].op1)==0&amp;&amp;strcmp(arr[i].op2,arr[j].op2)==0)</text:p>
      <text:p text:style-name="P112"><text:tab/><text:s text:c="10"/>{</text:p>
      <text:p text:style-name="P113"><text:s text:c="12"/>arr[j].flag=1;</text:p>
      <text:p text:style-name="P114"><text:s text:c="12"/>change(i,j,NULL);</text:p>
      <text:p text:style-name="P115"><text:s text:c="10"/>}</text:p>
      <text:p text:style-name="P116"><text:s text:c="8"/>}</text:p>
      <text:p text:style-name="P117"><text:s text:c="6"/>}</text:p>
      <text:soft-page-break/>
      <text:p text:style-name="P118"><text:s text:c="4"/>}</text:p>
      <text:p text:style-name="P119"><text:s text:c="2"/>}</text:p>
      <text:p text:style-name="P120">}</text:p>
      <text:p text:style-name="P121"/>
      <text:p text:style-name="P122"/>
      <text:p text:style-name="P123">void<text:s/>output()</text:p>
      <text:p text:style-name="P124">{</text:p>
      <text:p text:style-name="P125"><text:s text:c="2"/>int i=0;</text:p>
      <text:p text:style-name="P126"><text:s text:c="2"/>printf("\nOptimized code is : ");</text:p>
      <text:p text:style-name="P127"><text:s text:c="2"/>for(i=0;i&lt;n;i++)</text:p>
      <text:p text:style-name="P128"><text:s text:c="2"/>{</text:p>
      <text:p text:style-name="P129"><text:s text:c="4"/>if(!arr[i].flag)</text:p>
      <text:p text:style-name="P130"><text:s text:c="4"/>{</text:p>
      <text:p text:style-name="P131"><text:s text:c="6"/>printf("\n%s %s %s %s",arr[i].op,arr[i].op1,arr[i].op2,arr[i].res);</text:p>
      <text:p text:style-name="P132"><text:s text:c="4"/>}</text:p>
      <text:p text:style-name="P133"><text:s text:c="2"/>}</text:p>
      <text:p text:style-name="P134">}</text:p>
      <text:p text:style-name="P135"/>
      <text:p text:style-name="P136"/>
      <text:p text:style-name="P137">void change(int p,int q,char *res)</text:p>
      <text:p text:style-name="P138">{</text:p>
      <text:p text:style-name="P139"><text:s text:c="2"/>int i;</text:p>
      <text:p text:style-name="P140"><text:s text:c="2"/>for(i=q+1;i&lt;n;i++)</text:p>
      <text:p text:style-name="P141"><text:s text:c="2"/>{</text:p>
      <text:p text:style-name="P142"><text:s text:c="4"/>if(strcmp(arr[q].res,arr[i].op1)==0)</text:p>
      <text:p text:style-name="P143"><text:s text:c="6"/>if(res == NULL) <text:s text:c="24"/>//for csub</text:p>
      <text:p text:style-name="P144"><text:s text:c="8"/>strcpy(arr[i].op1,arr[p].res);</text:p>
      <text:p text:style-name="P145"><text:s text:c="6"/>else <text:s text:c="35"/>//for ceval</text:p>
      <text:p text:style-name="P146"><text:s text:c="8"/>strcpy(arr[i].op1,res); <text:s text:c="17"/></text:p>
      <text:p text:style-name="P147"><text:s text:c="4"/>else if(strcmp(arr[q].res,arr[i].op2)==0)</text:p>
      <text:p text:style-name="P148"><text:s text:c="6"/>if(res == NULL) <text:s text:c="24"/>//for csub</text:p>
      <text:p text:style-name="P149"><text:s text:c="8"/>strcpy(arr[i].op2,arr[p].res);</text:p>
      <text:p text:style-name="P150"><text:s text:c="6"/>else <text:s text:c="35"/>//for ceval</text:p>
      <text:p text:style-name="P151"><text:s text:c="8"/>strcpy(arr[i].op2,res);</text:p>
      <text:p text:style-name="P152"><text:s text:c="2"/>}</text:p>
      <text:p text:style-name="P153">}</text:p>
      <text:p text:style-name="P154"/>
      <text:p text:style-name="P155"/>
      <text:p text:style-name="P156"/>
      <text:p text:style-name="P157"><text:s/></text:p>
      <text:p text:style-name="P158"><text:s/></text:p>
      <text:p text:style-name="P159"/>
      <text:p text:style-name="P160"/>
      <text:p text:style-name="P161">INPUT / OUTPUT :</text:p>
      <text:p text:style-name="P162"/>
      <text:p text:style-name="P163"/>
      <text:p text:style-name="P164">[aishwarya@localhost ~]$ cc<text:s/>CodeOptimization.c</text:p>
      <text:p text:style-name="P165">[aishwarya@localhost ~]$ ./a.out</text:p>
      <text:p text:style-name="P166"/>
      <text:p text:style-name="P167"/>
      <text:p text:style-name="P168">Enter the maximum number of <text:s/>expressions : 5</text:p>
      <text:p text:style-name="P169"/>
      <text:p text:style-name="P170">Enter the input :</text:p>
      <text:p text:style-name="P171">+ 4 2 t1</text:p>
      <text:p text:style-name="P172"/>
      <text:p text:style-name="P173">+ a t1 t2</text:p>
      <text:p text:style-name="P174"/>
      <text:p text:style-name="P175">- b a t3</text:p>
      <text:p text:style-name="P176"/>
      <text:p text:style-name="P177">+ a 6 t4</text:p>
      <text:p text:style-name="P178"/>
      <text:p text:style-name="P179">* t3 t4 t5</text:p>
      <text:p text:style-name="P180"/>
      <text:p text:style-name="P181">Optimized code is :</text:p>
      <text:p text:style-name="P182">+ a 6 t2</text:p>
      <text:p text:style-name="P183">- b a t3</text:p>
      <text:p text:style-name="P184">* t3 t2 t5</text:p>
      <text:p text:style-name="P185">[aishwarya@localhost ~]$</text:p>
      <text:p text:style-name="Standard"><text:span text:style-name="T186">[aishwarya@localhost ~]$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pandit</dc:creator>
    <meta:creation-date>2011-10-19T01:27:00Z</meta:creation-date>
    <dc:date>2012-07-27T05:53:00Z</dc:date>
    <meta:print-date>2011-10-19T01:37:00Z</meta:print-date>
    <meta:template xlink:href="Normal" xlink:type="simple"/>
    <meta:editing-cycles>6</meta:editing-cycles>
    <meta:editing-duration>PT1200S</meta:editing-duration>
    <meta:document-statistic meta:page-count="5" meta:paragraph-count="6" meta:word-count="492" meta:character-count="3295" meta:row-count="23" meta:non-whitespace-character-count="2809"/>
  </office:meta>
</office:document-meta>
</file>